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ruco" table:style-name="ta1">
        <table:shapes>
          <draw:frame draw:z-index="0" draw:style-name="gr1" draw:text-style-name="P1" svg:width="453.46pt" svg:height="255.23pt" svg:x="433.93pt" svg:y="10.54pt">
            <loext:p draw:notify-on-update-of-ranges="aruco.A1:aruco.A10 aruco.B1:aruco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32.91pt" svg:y="273.88pt">
            <loext:p draw:notify-on-update-of-ranges="aruco.A15:aruco.A24 aruco.B15:aruco.B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21.17pt" svg:y="325.84pt">
            <loext:p draw:notify-on-update-of-ranges="aruco.A27:aruco.A36 aruco.B27:aruco.B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362.15pt" svg:height="237.94pt" svg:x="152.19pt" svg:y="269.55pt">
            <loext:p draw:notify-on-update-of-ranges="aruco.A1:aruco.A37 aruco.B1:aruco.B37" text:style-name="P2">
              <text:s/>
              <text:tab/>
            </loext:p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.6409" calcext:value-type="float">
            <text:p>1.640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1.273" calcext:value-type="float">
            <text:p>1.27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.099" calcext:value-type="float">
            <text:p>1.09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8807" calcext:value-type="float">
            <text:p>0.8807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0.7908" calcext:value-type="float">
            <text:p>0.7908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float" office:value="0.7484" calcext:value-type="float">
            <text:p>0.7484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0.6042" calcext:value-type="float">
            <text:p>0.6042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0.4734" calcext:value-type="float">
            <text:p>0.473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.6476" calcext:value-type="float">
            <text:p>1.647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.4538" calcext:value-type="float">
            <text:p>1.4538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float" office:value="1.3255" calcext:value-type="float">
            <text:p>1.3255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1.1077" calcext:value-type="float">
            <text:p>1.1077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 office:value-type="float" office:value="0.9937" calcext:value-type="float">
            <text:p>0.993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0.7675" calcext:value-type="float">
            <text:p>0.7675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float" office:value="0.4459" calcext:value-type="float">
            <text:p>0.4459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8494" calcext:value-type="float">
            <text:p>0.849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0.7028" calcext:value-type="float">
            <text:p>0.702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6057" calcext:value-type="float">
            <text:p>0.6057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.4482" calcext:value-type="float">
            <text:p>1.4482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1.3113" calcext:value-type="float">
            <text:p>1.3113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1.2352" calcext:value-type="float">
            <text:p>1.2352</text:p>
          </table:table-cell>
          <table:table-cell office:value-type="float" office:value="1.365" calcext:value-type="float">
            <text:p>1.365</text:p>
          </table:table-cell>
        </table:table-row>
        <table:table-row table:style-name="ro1">
          <table:table-cell office:value-type="float" office:value="1.1136" calcext:value-type="float">
            <text:p>1.113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.0126" calcext:value-type="float">
            <text:p>1.0126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float" office:value="0.8915" calcext:value-type="float">
            <text:p>0.8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39" calcext:value-type="float">
            <text:p>0.7839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0.6216" calcext:value-type="float">
            <text:p>0.621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4933" calcext:value-type="float">
            <text:p>0.4933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0.4146" calcext:value-type="float">
            <text:p>0.4146</text:p>
          </table:table-cell>
          <table:table-cell office:value-type="float" office:value="0.48" calcext:value-type="float">
            <text:p>0.48</text:p>
          </table:table-cell>
        </table:table-row>
      </table:table>
      <table:table table:name="velocity" table:style-name="ta1">
        <table:shapes>
          <draw:frame draw:z-index="0" draw:style-name="gr1" draw:text-style-name="P1" svg:width="453.46pt" svg:height="255.23pt" svg:x="494.87pt" svg:y="8.28pt">
            <loext:p draw:notify-on-update-of-ranges="velocity.A1:velocity.A7 velocity.B1:velocity.B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482.83pt" svg:y="207.64pt">
            <loext:p draw:notify-on-update-of-ranges="velocity.A12:velocity.A16 velocity.B12:velocity.B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479.65pt" svg:y="349.97pt">
            <loext:p draw:notify-on-update-of-ranges="velocity.A19:velocity.A24 velocity.B19:velocity.B2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372.3pt" svg:height="216.09pt" svg:x="129.57pt" svg:y="15.08pt">
            <loext:p draw:notify-on-update-of-ranges="velocity.A2:velocity.A24 velocity.A2:velocity.A24 velocity.B1:velocity.B1 velocity.B2:velocity.B2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</table:table>
      <table:table table:name="ball" table:style-name="ta1">
        <table:shapes>
          <draw:frame draw:z-index="0" draw:style-name="gr1" draw:text-style-name="P1" svg:width="453.51pt" svg:height="255.09pt" svg:x="384.49pt" svg:y="14.88pt">
            <loext:p draw:notify-on-update-of-ranges="ball.A1:ball.A10 ball.B1:ball.B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400.14pt" svg:y="211.41pt">
            <loext:p draw:notify-on-update-of-ranges="ball.A13:ball.A22 ball.B13:ball.B2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359.01pt" svg:height="214.58pt" svg:x="147.51pt" svg:y="97.88pt">
            <loext:p draw:notify-on-update-of-ranges="ball.A1:ball.A22 ball.B1:ball.B2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1.365" calcext:value-type="float">
            <text:p>1.36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.364" calcext:value-type="float">
            <text:p>1.364</text:p>
          </table:table-cell>
          <table:table-cell office:value-type="float" office:value="1.39" calcext:value-type="float">
            <text:p>1.39</text:p>
          </table:table-cell>
        </table:table-row>
      </table:table>
      <table:table table:name="aruco_best" table:style-name="ta1">
        <table:shapes>
          <draw:frame draw:z-index="0" draw:style-name="gr1" draw:text-style-name="P1" svg:width="453.51pt" svg:height="255.09pt" svg:x="464.17pt" svg:y="16.58pt">
            <loext:p draw:notify-on-update-of-ranges="aruco_best.A1:aruco_best.A10 aruco_best.B1:aruco_best.B1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53.51pt" svg:height="255.09pt" svg:x="467.23pt" svg:y="229.46pt">
            <loext:p draw:notify-on-update-of-ranges="aruco_best.A14:aruco_best.A24 aruco_best.B14:aruco_best.B24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453.51pt" svg:height="255.09pt" svg:x="458.62pt" svg:y="439.51pt">
            <loext:p draw:notify-on-update-of-ranges="aruco_best.A28:aruco_best.A37 aruco_best.B28:aruco_best.B3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352.77pt" svg:height="255.26pt" svg:x="151.4pt" svg:y="72.99pt">
            <loext:p draw:notify-on-update-of-ranges="aruco_best.A2:aruco_best.A37 aruco_best.A2:aruco_best.A37 aruco_best.B1:aruco_best.B1 aruco_best.B2:aruco_best.B37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3876" calcext:value-type="float">
            <text:p>0.3876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0.5045" calcext:value-type="float">
            <text:p>0.50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5417" calcext:value-type="float">
            <text:p>0.5417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0.6757" calcext:value-type="float">
            <text:p>0.675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0.7334" calcext:value-type="float">
            <text:p>0.733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0.9134" calcext:value-type="float">
            <text:p>0.913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0.9866" calcext:value-type="float">
            <text:p>0.9866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1.1125" calcext:value-type="float">
            <text:p>1.1125</text:p>
          </table:table-cell>
          <table:table-cell office:value-type="float" office:value="1.278" calcext:value-type="float">
            <text:p>1.278</text:p>
          </table:table-cell>
        </table:table-row>
        <table:table-row table:style-name="ro1">
          <table:table-cell office:value-type="float" office:value="1.2114" calcext:value-type="float">
            <text:p>1.2114</text:p>
          </table:table-cell>
          <table:table-cell office:value-type="float" office:value="1.385" calcext:value-type="float">
            <text:p>1.38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.2002" calcext:value-type="float">
            <text:p>1.2002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float" office:value="0.9249" calcext:value-type="float">
            <text:p>0.9249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float" office:value="0.8842" calcext:value-type="float">
            <text:p>0.8842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0.8323" calcext:value-type="float">
            <text:p>0.832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0.7341" calcext:value-type="float">
            <text:p>0.734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6595" calcext:value-type="float">
            <text:p>0.6595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0.5708" calcext:value-type="float">
            <text:p>0.5708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0.4943" calcext:value-type="float">
            <text:p>0.4943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0.3942" calcext:value-type="float">
            <text:p>0.3942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0.4242" calcext:value-type="float">
            <text:p>0.4242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0.4905" calcext:value-type="float">
            <text:p>0.4905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0.5557" calcext:value-type="float">
            <text:p>0.5557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0.6176" calcext:value-type="float">
            <text:p>0.6176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float" office:value="0.7522" calcext:value-type="float">
            <text:p>0.7522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0.8333" calcext:value-type="float">
            <text:p>0.8333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float" office:value="0.9186" calcext:value-type="float">
            <text:p>0.9186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1.165" calcext:value-type="float">
            <text:p>1.165</text:p>
          </table:table-cell>
        </table:table-row>
        <table:table-row table:style-name="ro1">
          <table:table-cell office:value-type="float" office:value="1.0961" calcext:value-type="float">
            <text:p>1.0961</text:p>
          </table:table-cell>
          <table:table-cell office:value-type="float" office:value="1.247" calcext:value-type="float">
            <text:p>1.247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337" calcext:value-type="float">
            <text:p>1.337</text:p>
          </table:table-cell>
        </table:table-row>
      </table:table>
      <table:table table:name="ball_best" table:style-name="ta1">
        <table:shapes>
          <draw:frame draw:z-index="0" draw:style-name="gr1" draw:text-style-name="P1" svg:width="453.51pt" svg:height="255.09pt" svg:x="512.5pt" svg:y="0pt">
            <loext:p draw:notify-on-update-of-ranges="ball_best.A1:ball_best.A10 ball_best.B1:ball_best.B1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53.51pt" svg:height="255.09pt" svg:x="511.71pt" svg:y="203.87pt">
            <loext:p draw:notify-on-update-of-ranges="ball_best.A14:ball_best.A23 ball_best.B14:ball_best.B2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344.18pt" svg:height="226.66pt" svg:x="141.28pt" svg:y="68.51pt">
            <loext:p draw:notify-on-update-of-ranges="ball_best.A2:ball_best.A23 ball_best.A2:ball_best.A23 ball_best.B1:ball_best.B1 ball_best.B2:ball_best.B2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.421" calcext:value-type="float">
            <text:p>1.421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float" office:value="1.087" calcext:value-type="float">
            <text:p>1.087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567" calcext:value-type="float">
            <text:p>0.567</text:p>
          </table:table-cell>
        </table:table-row>
      </table:table>
      <table:table table:name="velocity_best" table:style-name="ta1">
        <table:shapes>
          <draw:frame draw:z-index="0" draw:style-name="gr1" draw:text-style-name="P1" svg:width="453.51pt" svg:height="255.09pt" svg:x="482.85pt" svg:y="7.34pt">
            <loext:p draw:notify-on-update-of-ranges="velocity_best.A1:velocity_best.A5 velocity_best.B1:velocity_best.B5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453.51pt" svg:height="255.09pt" svg:x="480.5pt" svg:y="192.59pt">
            <loext:p draw:notify-on-update-of-ranges="velocity_best.A9:velocity_best.A13 velocity_best.B9:velocity_best.B13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453.51pt" svg:height="255.09pt" svg:x="471.91pt" svg:y="394.36pt">
            <loext:p draw:notify-on-update-of-ranges="velocity_best.A17:velocity_best.A21 velocity_best.B17:velocity_best.B2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377.74pt" svg:height="240.94pt" svg:x="67.12pt" svg:y="3pt">
            <loext:p draw:notify-on-update-of-ranges="velocity_best.A1:velocity_best.A21 velocity_best.B1:velocity_best.B21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21:47:04.150276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31:36.636996989</meta:creation-date>
    <dc:date>2017-12-16T22:03:43.969604837</dc:date>
    <meta:editing-duration>PT7H21M40S</meta:editing-duration>
    <meta:editing-cycles>9</meta:editing-cycles>
    <meta:generator>LibreOffice/5.1.6.2$Linux_X86_64 LibreOffice_project/10m0$Build-2</meta:generator>
    <meta:document-statistic meta:table-count="6" meta:cell-count="268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884cm" svg:y="0.316cm" chart:style-name="ch2">
          <text:p>First Case</text:p>
        </chart:title>
        <chart:legend chart:legend-position="end" svg:x="11.902cm" svg:y="3.954cm" style:legend-expansion="high" chart:style-name="ch3"/>
        <chart:plot-area chart:style-name="ch4" table:cell-range-address="aruco.A1:aruco.B10" svg:x="0.319cm" svg:y="1.275cm" svg:width="11.264cm" svg:height="7.55cm">
          <chartooo:coordinate-region svg:x="1.046cm" svg:y="1.474cm" svg:width="10.297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uco.B1:aruco.B10" chart:class="chart:scatter">
            <chart:domain table:cell-range-address="aruco.A1:aruco.A10"/>
            <chart:regression-curve chart:style-name="ch8">
              <chart:equation chart:display-equation="true" chart:display-r-square="false" svg:x="1.715cm" svg:y="1.676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409">
                <text:p>1.6409</text:p>
                <draw:g>
                  <svg:desc>aruco.A1:aruco.A10</svg:desc>
                </draw:g>
              </table:table-cell>
              <table:table-cell office:value-type="float" office:value="1.8">
                <text:p>1.8</text:p>
                <draw:g>
                  <svg:desc>aruco.B1:aruco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99">
                <text:p>1.39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3">
                <text:p>1.27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9">
                <text:p>1.09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6">
                <text:p>0.98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07">
                <text:p>0.8807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08">
                <text:p>0.790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84">
                <text:p>0.7484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42">
                <text:p>0.6042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34">
                <text:p>0.4734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second</text:p>
        </chart:title>
        <chart:legend chart:legend-position="end" svg:x="11.904cm" svg:y="3.952cm" style:legend-expansion="high" chart:style-name="ch3"/>
        <chart:plot-area chart:style-name="ch4" table:cell-range-address="ball.A13:ball.B22" svg:x="0.32cm" svg:y="1.275cm" svg:width="11.264cm" svg:height="7.545cm">
          <chartooo:coordinate-region svg:x="1.047cm" svg:y="1.474cm" svg:width="10.29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all.B13:ball.B22" chart:class="chart:scatter">
            <chart:domain table:cell-range-address="ball.A13:ball.A22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5">
                <text:p>0.455</text:p>
                <draw:g>
                  <svg:desc>ball.A13:ball.A22</svg:desc>
                </draw:g>
              </table:table-cell>
              <table:table-cell office:value-type="float" office:value="0.465">
                <text:p>0.465</text:p>
                <draw:g>
                  <svg:desc>ball.B13:ball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2">
                <text:p>0.48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9">
                <text:p>0.569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2">
                <text:p>0.67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7">
                <text:p>0.767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7">
                <text:p>0.84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">
                <text:p>0.99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81">
                <text:p>1.1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64">
                <text:p>1.364</text:p>
              </table:table-cell>
              <table:table-cell office:value-type="float" office:value="1.39">
                <text:p>1.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66cm" svg:height="7.571cm" xlink:href=".." xlink:type="simple" chart:class="chart:scatter" chart:style-name="ch1">
        <chart:title svg:x="3.63cm" svg:y="0.287cm" chart:style-name="ch2">
          <text:p>Calibration of ball distance</text:p>
        </chart:title>
        <chart:subtitle svg:x="5.533cm" svg:y="0.736cm" chart:style-name="ch3">
          <text:p>white robot</text:p>
        </chart:subtitle>
        <chart:plot-area chart:style-name="ch4" table:cell-range-address="ball.A1:ball.B22" svg:x="0.101cm" svg:y="1.112cm" svg:width="12.359cm" svg:height="6.41cm">
          <chartooo:coordinate-region svg:x="0.828cm" svg:y="1.311cm" svg:width="11.393cm" svg:height="5.5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all.B1:ball.B22" chart:class="chart:scatter">
            <chart:domain table:cell-range-address="ball.A1:ball.A22"/>
            <chart:regression-curve chart:style-name="ch8">
              <chart:equation chart:display-equation="true" chart:display-r-square="false" svg:x="2.739cm" svg:y="1.624cm"/>
            </chart:regression-curve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6">
                <text:p>0.476</text:p>
                <draw:g>
                  <svg:desc>ball.A1:ball.A22</svg:desc>
                </draw:g>
              </table:table-cell>
              <table:table-cell office:value-type="float" office:value="0.57">
                <text:p>0.57</text:p>
                <draw:g>
                  <svg:desc>ball.B1:ball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7">
                <text:p>0.53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2">
                <text:p>0.67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5">
                <text:p>0.78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1">
                <text:p>0.85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3">
                <text:p>0.90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8">
                <text:p>0.93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32">
                <text:p>1.23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27">
                <text:p>1.327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5">
                <text:p>0.45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2">
                <text:p>0.48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9">
                <text:p>0.569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2">
                <text:p>0.67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7">
                <text:p>0.767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7">
                <text:p>0.84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">
                <text:p>0.99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">
                <text:p>1.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1">
                <text:p>1.1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64">
                <text:p>1.364</text:p>
              </table:table-cell>
              <table:table-cell office:value-type="float" office:value="1.39">
                <text:p>1.3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First</text:p>
        </chart:title>
        <chart:legend chart:legend-position="end" svg:x="11.904cm" svg:y="3.952cm" style:legend-expansion="high" chart:style-name="ch3"/>
        <chart:plot-area chart:style-name="ch4" table:cell-range-address="aruco_best.A1:aruco_best.B10" svg:x="0.32cm" svg:y="1.275cm" svg:width="11.264cm" svg:height="7.545cm">
          <chartooo:coordinate-region svg:x="1.047cm" svg:y="1.474cm" svg:width="10.29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uco_best.B1:aruco_best.B10" chart:class="chart:scatter">
            <chart:domain table:cell-range-address="aruco_best.A1:aruco_best.A10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6">
                <text:p>0.3876</text:p>
                <draw:g>
                  <svg:desc>aruco_best.A1:aruco_best.A10</svg:desc>
                </draw:g>
              </table:table-cell>
              <table:table-cell office:value-type="float" office:value="0.455">
                <text:p>0.455</text:p>
                <draw:g>
                  <svg:desc>aruco_best.B1:aruco_best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45">
                <text:p>0.504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17">
                <text:p>0.541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57">
                <text:p>0.675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34">
                <text:p>0.733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2">
                <text:p>0.84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34">
                <text:p>0.913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66">
                <text:p>0.9866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125">
                <text:p>1.1125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114">
                <text:p>1.2114</text:p>
              </table:table-cell>
              <table:table-cell office:value-type="float" office:value="1.385">
                <text:p>1.3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76cm" svg:y="0.316cm" chart:style-name="ch2">
          <text:p>Second</text:p>
        </chart:title>
        <chart:legend chart:legend-position="end" svg:x="11.904cm" svg:y="3.952cm" style:legend-expansion="high" chart:style-name="ch3"/>
        <chart:plot-area chart:style-name="ch4" table:cell-range-address="aruco_best.A14:aruco_best.B24" svg:x="0.32cm" svg:y="1.275cm" svg:width="11.264cm" svg:height="7.545cm">
          <chartooo:coordinate-region svg:x="1.047cm" svg:y="1.474cm" svg:width="10.29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uco_best.B14:aruco_best.B24" chart:class="chart:scatter">
            <chart:domain table:cell-range-address="aruco_best.A14:aruco_best.A24"/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002">
                <text:p>1.2002</text:p>
                <draw:g>
                  <svg:desc>aruco_best.A14:aruco_best.A24</svg:desc>
                </draw:g>
              </table:table-cell>
              <table:table-cell office:value-type="float" office:value="1.387">
                <text:p>1.387</text:p>
                <draw:g>
                  <svg:desc>aruco_best.B14:aruco_best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4">
                <text:p>1.094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3">
                <text:p>0.993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49">
                <text:p>0.9249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42">
                <text:p>0.8842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23">
                <text:p>0.832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41">
                <text:p>0.734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95">
                <text:p>0.6595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08">
                <text:p>0.5708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43">
                <text:p>0.4943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42">
                <text:p>0.3942</text:p>
              </table:table-cell>
              <table:table-cell office:value-type="float" office:value="0.464">
                <text:p>0.4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8cm" svg:y="0.316cm" chart:style-name="ch2">
          <text:p>third</text:p>
        </chart:title>
        <chart:legend chart:legend-position="end" svg:x="11.904cm" svg:y="3.952cm" style:legend-expansion="high" chart:style-name="ch3"/>
        <chart:plot-area chart:style-name="ch4" table:cell-range-address="aruco_best.A28:aruco_best.B37" svg:x="0.32cm" svg:y="1.275cm" svg:width="11.264cm" svg:height="7.545cm">
          <chartooo:coordinate-region svg:x="1.047cm" svg:y="1.474cm" svg:width="10.29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uco_best.B28:aruco_best.B37" chart:class="chart:scatter">
            <chart:domain table:cell-range-address="aruco_best.A28:aruco_best.A37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42">
                <text:p>0.4242</text:p>
                <draw:g>
                  <svg:desc>aruco_best.A28:aruco_best.A37</svg:desc>
                </draw:g>
              </table:table-cell>
              <table:table-cell office:value-type="float" office:value="0.494">
                <text:p>0.494</text:p>
                <draw:g>
                  <svg:desc>aruco_best.B28:aruco_best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05">
                <text:p>0.4905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57">
                <text:p>0.5557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76">
                <text:p>0.6176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22">
                <text:p>0.752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3">
                <text:p>0.8333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86">
                <text:p>0.9186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2">
                <text:p>1.002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61">
                <text:p>1.0961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">
                <text:p>1.17</text:p>
              </table:table-cell>
              <table:table-cell office:value-type="float" office:value="1.337">
                <text:p>1.33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6cm" svg:height="9.006cm" xlink:href=".." xlink:type="simple" chart:class="chart:scatter" chart:column-mapping="0" chart:style-name="ch1">
        <chart:title svg:x="4.152cm" svg:y="0.397cm" chart:style-name="ch2">
          <text:p>Calibration of Aruco</text:p>
        </chart:title>
        <chart:subtitle svg:x="5.385cm" svg:y="0.931cm" chart:style-name="ch3">
          <text:p>red robot</text:p>
        </chart:subtitle>
        <chart:plot-area chart:style-name="ch4" table:cell-range-address="aruco_best.A1:aruco_best.B37" chart:data-source-has-labels="both" svg:x="0.058cm" svg:y="1.495cm" svg:width="12.161cm" svg:height="7.408cm">
          <chartooo:coordinate-region svg:x="0.785cm" svg:y="1.694cm" svg:width="11.195cm" svg:height="6.562cm"/>
          <chart:axis chart:dimension="x" chart:name="primary-x" chart:style-name="ch5" chartooo:axis-type="auto">
            <chart:categories table:cell-range-address="aruco_best.A2:aruco_best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uco_best.B2:aruco_best.B37" chart:label-cell-address="aruco_best.B1:aruco_best.B1" chart:class="chart:scatter">
            <chart:domain table:cell-range-address="aruco_best.A2:aruco_best.A37"/>
            <chart:regression-curve chart:style-name="ch8">
              <chart:equation chart:display-equation="true" chart:display-r-square="false" svg:x="4.117cm" svg:y="2.155cm"/>
            </chart:regression-curve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455</text:p>
                <draw:g>
                  <svg:desc>aruco_best.B1:aruco_best.B1</svg:desc>
                </draw:g>
              </table:table-cell>
            </table:table-row>
          </table:table-header-rows>
          <table:table-rows>
            <table:table-row>
              <table:table-cell office:value-type="float" office:value="0.5045">
                <text:p>0.5045</text:p>
                <draw:g>
                  <svg:desc>aruco_best.A2:aruco_best.A37</svg:desc>
                </draw:g>
              </table:table-cell>
              <table:table-cell office:value-type="float" office:value="0.5045">
                <text:p>0.5045</text:p>
                <draw:g>
                  <svg:desc>aruco_best.A2:aruco_best.A37</svg:desc>
                </draw:g>
              </table:table-cell>
              <table:table-cell office:value-type="float" office:value="0.59">
                <text:p>0.59</text:p>
                <draw:g>
                  <svg:desc>aruco_best.B2:aruco_best.B37</svg:desc>
                </draw:g>
              </table:table-cell>
            </table:table-row>
            <table:table-row>
              <table:table-cell office:value-type="float" office:value="0.5417">
                <text:p>0.5417</text:p>
              </table:table-cell>
              <table:table-cell office:value-type="float" office:value="0.5417">
                <text:p>0.541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float" office:value="0.6757">
                <text:p>0.6757</text:p>
              </table:table-cell>
              <table:table-cell office:value-type="float" office:value="0.6757">
                <text:p>0.675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7334">
                <text:p>0.7334</text:p>
              </table:table-cell>
              <table:table-cell office:value-type="float" office:value="0.7334">
                <text:p>0.733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842">
                <text:p>0.842</text:p>
              </table:table-cell>
              <table:table-cell office:value-type="float" office:value="0.842">
                <text:p>0.84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0.9134">
                <text:p>0.9134</text:p>
              </table:table-cell>
              <table:table-cell office:value-type="float" office:value="0.9134">
                <text:p>0.913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0.9866">
                <text:p>0.9866</text:p>
              </table:table-cell>
              <table:table-cell office:value-type="float" office:value="0.9866">
                <text:p>0.9866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1.1125">
                <text:p>1.1125</text:p>
              </table:table-cell>
              <table:table-cell office:value-type="float" office:value="1.1125">
                <text:p>1.1125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float" office:value="1.2114">
                <text:p>1.2114</text:p>
              </table:table-cell>
              <table:table-cell office:value-type="float" office:value="1.2114">
                <text:p>1.2114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002">
                <text:p>1.2002</text:p>
              </table:table-cell>
              <table:table-cell office:value-type="float" office:value="1.2002">
                <text:p>1.2002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float" office:value="1.094">
                <text:p>1.094</text:p>
              </table:table-cell>
              <table:table-cell office:value-type="float" office:value="1.094">
                <text:p>1.094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float" office:value="0.993">
                <text:p>0.993</text:p>
              </table:table-cell>
              <table:table-cell office:value-type="float" office:value="0.993">
                <text:p>0.993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float" office:value="0.9249">
                <text:p>0.9249</text:p>
              </table:table-cell>
              <table:table-cell office:value-type="float" office:value="0.9249">
                <text:p>0.9249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float" office:value="0.8842">
                <text:p>0.8842</text:p>
              </table:table-cell>
              <table:table-cell office:value-type="float" office:value="0.8842">
                <text:p>0.8842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0.8323">
                <text:p>0.8323</text:p>
              </table:table-cell>
              <table:table-cell office:value-type="float" office:value="0.8323">
                <text:p>0.832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7341">
                <text:p>0.7341</text:p>
              </table:table-cell>
              <table:table-cell office:value-type="float" office:value="0.7341">
                <text:p>0.734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0.6595">
                <text:p>0.6595</text:p>
              </table:table-cell>
              <table:table-cell office:value-type="float" office:value="0.6595">
                <text:p>0.6595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0.5708">
                <text:p>0.5708</text:p>
              </table:table-cell>
              <table:table-cell office:value-type="float" office:value="0.5708">
                <text:p>0.5708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0.4943">
                <text:p>0.4943</text:p>
              </table:table-cell>
              <table:table-cell office:value-type="float" office:value="0.4943">
                <text:p>0.4943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0.3942">
                <text:p>0.3942</text:p>
              </table:table-cell>
              <table:table-cell office:value-type="float" office:value="0.3942">
                <text:p>0.3942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42">
                <text:p>0.4242</text:p>
              </table:table-cell>
              <table:table-cell office:value-type="float" office:value="0.4242">
                <text:p>0.4242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float" office:value="0.4905">
                <text:p>0.4905</text:p>
              </table:table-cell>
              <table:table-cell office:value-type="float" office:value="0.4905">
                <text:p>0.4905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0.5557">
                <text:p>0.5557</text:p>
              </table:table-cell>
              <table:table-cell office:value-type="float" office:value="0.5557">
                <text:p>0.5557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float" office:value="0.6176">
                <text:p>0.6176</text:p>
              </table:table-cell>
              <table:table-cell office:value-type="float" office:value="0.6176">
                <text:p>0.6176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float" office:value="0.7522">
                <text:p>0.7522</text:p>
              </table:table-cell>
              <table:table-cell office:value-type="float" office:value="0.7522">
                <text:p>0.752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0.8333">
                <text:p>0.8333</text:p>
              </table:table-cell>
              <table:table-cell office:value-type="float" office:value="0.8333">
                <text:p>0.8333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0.9186">
                <text:p>0.9186</text:p>
              </table:table-cell>
              <table:table-cell office:value-type="float" office:value="0.9186">
                <text:p>0.9186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float" office:value="1.002">
                <text:p>1.002</text:p>
              </table:table-cell>
              <table:table-cell office:value-type="float" office:value="1.002">
                <text:p>1.002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float" office:value="1.0961">
                <text:p>1.0961</text:p>
              </table:table-cell>
              <table:table-cell office:value-type="float" office:value="1.0961">
                <text:p>1.0961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1.337">
                <text:p>1.33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 svg:stroke-opacity="9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First</text:p>
        </chart:title>
        <chart:legend chart:legend-position="end" svg:x="11.904cm" svg:y="3.952cm" style:legend-expansion="high" chart:style-name="ch3"/>
        <chart:plot-area chart:style-name="ch4" table:cell-range-address="ball_best.A1:ball_best.B10" svg:x="0.32cm" svg:y="1.275cm" svg:width="11.264cm" svg:height="7.545cm">
          <chartooo:coordinate-region svg:x="1.047cm" svg:y="1.474cm" svg:width="10.29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all_best.B1:ball_best.B10" chart:class="chart:scatter">
            <chart:domain table:cell-range-address="ball_best.A1:ball_best.A10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5">
                <text:p>0.495</text:p>
                <draw:g>
                  <svg:desc>ball_best.A1:ball_best.A10</svg:desc>
                </draw:g>
              </table:table-cell>
              <table:table-cell office:value-type="float" office:value="0.559">
                <text:p>0.559</text:p>
                <draw:g>
                  <svg:desc>ball_best.B1:ball_best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5">
                <text:p>0.575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5">
                <text:p>0.655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9">
                <text:p>0.74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3">
                <text:p>0.84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5">
                <text:p>0.93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1">
                <text:p>1.031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6">
                <text:p>1.1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5">
                <text:p>1.255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9">
                <text:p>1.349</text:p>
              </table:table-cell>
              <table:table-cell office:value-type="float" office:value="1.43">
                <text:p>1.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 svg:stroke-opacity="9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second</text:p>
        </chart:title>
        <chart:legend chart:legend-position="end" svg:x="11.904cm" svg:y="3.952cm" style:legend-expansion="high" chart:style-name="ch3"/>
        <chart:plot-area chart:style-name="ch4" table:cell-range-address="ball_best.A14:ball_best.B23" svg:x="0.32cm" svg:y="1.275cm" svg:width="11.264cm" svg:height="7.545cm">
          <chartooo:coordinate-region svg:x="1.047cm" svg:y="1.474cm" svg:width="10.29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all_best.B14:ball_best.B23" chart:class="chart:scatter">
            <chart:domain table:cell-range-address="ball_best.A14:ball_best.A23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21">
                <text:p>1.421</text:p>
                <draw:g>
                  <svg:desc>ball_best.A14:ball_best.A23</svg:desc>
                </draw:g>
              </table:table-cell>
              <table:table-cell office:value-type="float" office:value="1.51">
                <text:p>1.51</text:p>
                <draw:g>
                  <svg:desc>ball_best.B14:ball_best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2">
                <text:p>1.302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06">
                <text:p>1.206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7">
                <text:p>1.087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">
                <text:p>0.97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4">
                <text:p>0.894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8">
                <text:p>0.778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9">
                <text:p>0.65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6">
                <text:p>0.566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8">
                <text:p>0.488</text:p>
              </table:table-cell>
              <table:table-cell office:value-type="float" office:value="0.567">
                <text:p>0.5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43cm" svg:height="7.997cm" xlink:href=".." xlink:type="simple" chart:class="chart:scatter" chart:column-mapping="0" chart:style-name="ch1">
        <chart:title svg:x="3.368cm" svg:y="0.295cm" chart:style-name="ch2">
          <text:p>Calibration of ball distance</text:p>
        </chart:title>
        <chart:subtitle svg:x="5.233cm" svg:y="0.865cm" chart:style-name="ch3">
          <text:p>red robot</text:p>
        </chart:subtitle>
        <chart:plot-area chart:style-name="ch4" table:cell-range-address="ball_best.A1:ball_best.B23" chart:data-source-has-labels="both" svg:x="0.242cm" svg:y="1.273cm" svg:width="11.658cm" svg:height="6.636cm">
          <chartooo:coordinate-region svg:x="0.969cm" svg:y="1.472cm" svg:width="10.692cm" svg:height="5.79cm"/>
          <chart:axis chart:dimension="x" chart:name="primary-x" chart:style-name="ch5" chartooo:axis-type="auto">
            <chart:categories table:cell-range-address="ball_best.A2:ball_best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ll_best.B2:ball_best.B23" chart:label-cell-address="ball_best.B1:ball_best.B1" chart:class="chart:scatter">
            <chart:domain table:cell-range-address="ball_best.A2:ball_best.A23"/>
            <chart:regression-curve chart:style-name="ch8">
              <chart:equation chart:display-equation="true" chart:display-r-square="false"/>
            </chart:regression-curve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559</text:p>
                <draw:g>
                  <svg:desc>ball_best.B1:ball_best.B1</svg:desc>
                </draw:g>
              </table:table-cell>
            </table:table-row>
          </table:table-header-rows>
          <table:table-rows>
            <table:table-row>
              <table:table-cell office:value-type="float" office:value="0.575">
                <text:p>0.575</text:p>
                <draw:g>
                  <svg:desc>ball_best.A2:ball_best.A23</svg:desc>
                </draw:g>
              </table:table-cell>
              <table:table-cell office:value-type="float" office:value="0.575">
                <text:p>0.575</text:p>
                <draw:g>
                  <svg:desc>ball_best.A2:ball_best.A23</svg:desc>
                </draw:g>
              </table:table-cell>
              <table:table-cell office:value-type="float" office:value="0.645">
                <text:p>0.645</text:p>
                <draw:g>
                  <svg:desc>ball_best.B2:ball_best.B23</svg:desc>
                </draw:g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0.655">
                <text:p>0.655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0.749">
                <text:p>0.749</text:p>
              </table:table-cell>
              <table:table-cell office:value-type="float" office:value="0.749">
                <text:p>0.74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0.843">
                <text:p>0.843</text:p>
              </table:table-cell>
              <table:table-cell office:value-type="float" office:value="0.843">
                <text:p>0.84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0.935">
                <text:p>0.935</text:p>
              </table:table-cell>
              <table:table-cell office:value-type="float" office:value="0.935">
                <text:p>0.93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.031">
                <text:p>1.031</text:p>
              </table:table-cell>
              <table:table-cell office:value-type="float" office:value="1.031">
                <text:p>1.031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float" office:value="1.126">
                <text:p>1.126</text:p>
              </table:table-cell>
              <table:table-cell office:value-type="float" office:value="1.126">
                <text:p>1.1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1.255">
                <text:p>1.255</text:p>
              </table:table-cell>
              <table:table-cell office:value-type="float" office:value="1.255">
                <text:p>1.255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float" office:value="1.349">
                <text:p>1.349</text:p>
              </table:table-cell>
              <table:table-cell office:value-type="float" office:value="1.349">
                <text:p>1.34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21">
                <text:p>1.421</text:p>
              </table:table-cell>
              <table:table-cell office:value-type="float" office:value="1.421">
                <text:p>1.42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1.302">
                <text:p>1.302</text:p>
              </table:table-cell>
              <table:table-cell office:value-type="float" office:value="1.302">
                <text:p>1.302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float" office:value="1.206">
                <text:p>1.206</text:p>
              </table:table-cell>
              <table:table-cell office:value-type="float" office:value="1.206">
                <text:p>1.206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float" office:value="1.087">
                <text:p>1.087</text:p>
              </table:table-cell>
              <table:table-cell office:value-type="float" office:value="1.087">
                <text:p>1.087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0.894">
                <text:p>0.894</text:p>
              </table:table-cell>
              <table:table-cell office:value-type="float" office:value="0.894">
                <text:p>0.894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float" office:value="0.778">
                <text:p>0.778</text:p>
              </table:table-cell>
              <table:table-cell office:value-type="float" office:value="0.778">
                <text:p>0.778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float" office:value="0.659">
                <text:p>0.659</text:p>
              </table:table-cell>
              <table:table-cell office:value-type="float" office:value="0.659">
                <text:p>0.65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0.566">
                <text:p>0.566</text:p>
              </table:table-cell>
              <table:table-cell office:value-type="float" office:value="0.566">
                <text:p>0.566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0.488">
                <text:p>0.488</text:p>
              </table:table-cell>
              <table:table-cell office:value-type="float" office:value="0.488">
                <text:p>0.488</text:p>
              </table:table-cell>
              <table:table-cell office:value-type="float" office:value="0.567">
                <text:p>0.5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 svg:stroke-opacity="9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33cm" svg:y="0.316cm" chart:style-name="ch2">
          <text:p>first</text:p>
        </chart:title>
        <chart:legend chart:legend-position="end" svg:x="11.904cm" svg:y="3.952cm" style:legend-expansion="high" chart:style-name="ch3"/>
        <chart:plot-area chart:style-name="ch4" table:cell-range-address="velocity_best.A1:velocity_best.B5" svg:x="0.32cm" svg:y="1.275cm" svg:width="11.264cm" svg:height="7.545cm">
          <chartooo:coordinate-region svg:x="1.047cm" svg:y="1.475cm" svg:width="10.29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y_best.B1:velocity_best.B5" chart:class="chart:scatter">
            <chart:domain table:cell-range-address="velocity_best.A1:velocity_best.A5"/>
            <chart:regression-curve chart:style-name="ch8">
              <chart:equation chart:display-equation="true" chart:display-r-square="false" svg:x="5.622cm" svg:y="1.959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velocity_best.A1:velocity_best.A5</svg:desc>
                </draw:g>
              </table:table-cell>
              <table:table-cell office:value-type="float" office:value="0.333">
                <text:p>0.333</text:p>
                <draw:g>
                  <svg:desc>velocity_best.B1:velocity_best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4cm" svg:y="0.316cm" chart:style-name="ch2">
          <text:p>Second Case</text:p>
        </chart:title>
        <chart:legend chart:legend-position="end" svg:x="11.904cm" svg:y="3.952cm" style:legend-expansion="high" chart:style-name="ch3"/>
        <chart:plot-area chart:style-name="ch4" table:cell-range-address="aruco.A15:aruco.B24" svg:x="0.32cm" svg:y="1.275cm" svg:width="11.264cm" svg:height="7.545cm">
          <chartooo:coordinate-region svg:x="1.047cm" svg:y="1.474cm" svg:width="10.29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uco.B15:aruco.B24" chart:class="chart:scatter">
            <chart:domain table:cell-range-address="aruco.A15:aruco.A24"/>
            <chart:regression-curve chart:style-name="ch8">
              <chart:equation chart:display-equation="true" chart:display-r-square="false" svg:x="1.86cm" svg:y="2.027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476">
                <text:p>1.6476</text:p>
                <draw:g>
                  <svg:desc>aruco.A15:aruco.A24</svg:desc>
                </draw:g>
              </table:table-cell>
              <table:table-cell office:value-type="float" office:value="1.79">
                <text:p>1.79</text:p>
                <draw:g>
                  <svg:desc>aruco.B15:aruco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38">
                <text:p>1.4538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55">
                <text:p>1.325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77">
                <text:p>1.1077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37">
                <text:p>0.99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75">
                <text:p>0.767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59">
                <text:p>0.4459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94">
                <text:p>0.849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28">
                <text:p>0.70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57">
                <text:p>0.6057</text:p>
              </table:table-cell>
              <table:table-cell office:value-type="float" office:value="0.695">
                <text:p>0.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 svg:stroke-opacity="9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second</text:p>
        </chart:title>
        <chart:legend chart:legend-position="end" svg:x="11.904cm" svg:y="3.952cm" style:legend-expansion="high" chart:style-name="ch3"/>
        <chart:plot-area chart:style-name="ch4" table:cell-range-address="velocity_best.A9:velocity_best.B13" svg:x="0.32cm" svg:y="1.275cm" svg:width="11.264cm" svg:height="7.545cm">
          <chartooo:coordinate-region svg:x="1.047cm" svg:y="1.475cm" svg:width="10.29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y_best.B9:velocity_best.B13" chart:class="chart:scatter">
            <chart:domain table:cell-range-address="velocity_best.A9:velocity_best.A13"/>
            <chart:regression-curve chart:style-name="ch8">
              <chart:equation chart:display-equation="true" chart:display-r-square="fals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velocity_best.A9:velocity_best.A13</svg:desc>
                </draw:g>
              </table:table-cell>
              <table:table-cell office:value-type="float" office:value="0.34">
                <text:p>0.34</text:p>
                <draw:g>
                  <svg:desc>velocity_best.B9:velocity_best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 svg:stroke-opacity="9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8cm" svg:y="0.316cm" chart:style-name="ch2">
          <text:p>third</text:p>
        </chart:title>
        <chart:legend chart:legend-position="end" svg:x="11.904cm" svg:y="3.952cm" style:legend-expansion="high" chart:style-name="ch3"/>
        <chart:plot-area chart:style-name="ch4" table:cell-range-address="velocity_best.A17:velocity_best.B21" svg:x="0.32cm" svg:y="1.275cm" svg:width="11.264cm" svg:height="7.545cm">
          <chartooo:coordinate-region svg:x="1.047cm" svg:y="1.475cm" svg:width="10.29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y_best.B17:velocity_best.B21" chart:class="chart:scatter">
            <chart:domain table:cell-range-address="velocity_best.A17:velocity_best.A21"/>
            <chart:regression-curve chart:style-name="ch8">
              <chart:equation chart:display-equation="true" chart:display-r-square="false" svg:x="5.814cm" svg:y="1.97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velocity_best.A17:velocity_best.A21</svg:desc>
                </draw:g>
              </table:table-cell>
              <table:table-cell office:value-type="float" office:value="0.323">
                <text:p>0.323</text:p>
                <draw:g>
                  <svg:desc>velocity_best.B17:velocity_best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 svg:stroke-opacity="90%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27cm" svg:height="8.501cm" xlink:href=".." xlink:type="simple" chart:class="chart:scatter" chart:style-name="ch1">
        <chart:title svg:x="4.423cm" svg:y="0.306cm" chart:style-name="ch2">
          <text:p>Calibration of Velocity</text:p>
        </chart:title>
        <chart:subtitle svg:x="5.801cm" svg:y="0.825cm" chart:style-name="ch3">
          <text:p>red robot</text:p>
        </chart:subtitle>
        <chart:plot-area chart:style-name="ch4" table:cell-range-address="velocity_best.A1:velocity_best.B21" svg:x="0.286cm" svg:y="1.27cm" svg:width="12.767cm" svg:height="7.096cm">
          <chartooo:coordinate-region svg:x="1.013cm" svg:y="1.47cm" svg:width="11.8cm" svg:height="6.24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y_best.B1:velocity_best.B21" chart:class="chart:scatter">
            <chart:domain table:cell-range-address="velocity_best.A1:velocity_best.A21"/>
            <chart:regression-curve chart:style-name="ch8">
              <chart:equation chart:display-equation="true" chart:display-r-square="false" svg:x="6.148cm" svg:y="1.965cm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velocity_best.A1:velocity_best.A21</svg:desc>
                </draw:g>
              </table:table-cell>
              <table:table-cell office:value-type="float" office:value="0.333">
                <text:p>0.333</text:p>
                <draw:g>
                  <svg:desc>velocity_best.B1:velocity_best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2cm" svg:y="0.316cm" chart:style-name="ch2">
          <text:p>Third Case</text:p>
        </chart:title>
        <chart:legend chart:legend-position="end" svg:x="11.904cm" svg:y="3.952cm" style:legend-expansion="high" chart:style-name="ch3"/>
        <chart:plot-area chart:style-name="ch4" table:cell-range-address="aruco.A27:aruco.B36" svg:x="0.457cm" svg:y="0.047cm" svg:width="11.263cm" svg:height="8.639cm">
          <chartooo:coordinate-region svg:x="1.184cm" svg:y="0.246cm" svg:width="10.296cm" svg:height="7.7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uco.B27:aruco.B36" chart:class="chart:scatter">
            <chart:domain table:cell-range-address="aruco.A27:aruco.A36"/>
            <chart:regression-curve chart:style-name="ch8">
              <chart:equation chart:display-equation="true" chart:display-r-square="false" svg:x="1.855cm" svg:y="2.063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482">
                <text:p>1.4482</text:p>
                <draw:g>
                  <svg:desc>aruco.A27:aruco.A36</svg:desc>
                </draw:g>
              </table:table-cell>
              <table:table-cell office:value-type="float" office:value="1.595">
                <text:p>1.595</text:p>
                <draw:g>
                  <svg:desc>aruco.B27:aruco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13">
                <text:p>1.3113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52">
                <text:p>1.2352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36">
                <text:p>1.113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26">
                <text:p>1.0126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15">
                <text:p>0.8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39">
                <text:p>0.783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16">
                <text:p>0.621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33">
                <text:p>0.493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46">
                <text:p>0.4146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77cm" svg:height="8.395cm" xlink:href=".." xlink:type="simple" chart:class="chart:scatter" chart:style-name="ch1">
        <chart:title svg:x="4.36cm" svg:y="0.303cm" chart:style-name="ch2">
          <text:p>Calibration of Aruco</text:p>
        </chart:title>
        <chart:subtitle svg:x="5.494cm" svg:y="0.793cm" chart:style-name="ch3">
          <text:p>white robot</text:p>
        </chart:subtitle>
        <chart:plot-area chart:style-name="ch4" table:cell-range-address="aruco.A1:aruco.B37" svg:x="0.064cm" svg:y="1.38cm" svg:width="12.459cm" svg:height="6.911cm">
          <chartooo:coordinate-region svg:x="0.791cm" svg:y="1.58cm" svg:width="11.492cm" svg:height="6.0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uco.B1:aruco.B37" chart:class="chart:scatter">
            <chart:domain table:cell-range-address="aruco.A1:aruco.A37"/>
            <chart:regression-curve chart:style-name="ch8"/>
            <chart:regression-curve chart:style-name="ch9">
              <chart:equation chart:display-equation="true" chart:display-r-square="false" svg:x="4.131cm" svg:y="1.97cm"/>
            </chart:regression-curve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409">
                <text:p>1.6409</text:p>
                <draw:g>
                  <svg:desc>aruco.A1:aruco.A37</svg:desc>
                </draw:g>
              </table:table-cell>
              <table:table-cell office:value-type="float" office:value="1.8">
                <text:p>1.8</text:p>
                <draw:g>
                  <svg:desc>aruco.B1:aruco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99">
                <text:p>1.39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3">
                <text:p>1.27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9">
                <text:p>1.09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6">
                <text:p>0.98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07">
                <text:p>0.8807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08">
                <text:p>0.790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84">
                <text:p>0.7484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42">
                <text:p>0.6042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34">
                <text:p>0.473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476">
                <text:p>1.647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538">
                <text:p>1.4538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255">
                <text:p>1.325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077">
                <text:p>1.1077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7">
                <text:p>0.99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75">
                <text:p>0.767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59">
                <text:p>0.4459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94">
                <text:p>0.849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28">
                <text:p>0.70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57">
                <text:p>0.605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482">
                <text:p>1.4482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13">
                <text:p>1.3113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352">
                <text:p>1.2352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36">
                <text:p>1.113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126">
                <text:p>1.0126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15">
                <text:p>0.8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39">
                <text:p>0.783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16">
                <text:p>0.621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33">
                <text:p>0.493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46">
                <text:p>0.41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884cm" svg:y="0.316cm" chart:style-name="ch2">
          <text:p>First Case</text:p>
        </chart:title>
        <chart:legend chart:legend-position="end" svg:x="11.902cm" svg:y="3.954cm" style:legend-expansion="high" chart:style-name="ch3"/>
        <chart:plot-area chart:style-name="ch4" table:cell-range-address="velocity.A1:velocity.B7" svg:x="0.319cm" svg:y="1.275cm" svg:width="11.264cm" svg:height="7.55cm">
          <chartooo:coordinate-region svg:x="1.046cm" svg:y="1.474cm" svg:width="10.205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y.B1:velocity.B7" chart:class="chart:scatter">
            <chart:domain table:cell-range-address="velocity.A1:velocity.A7"/>
            <chart:regression-curve chart:style-name="ch8">
              <chart:equation chart:display-equation="true" chart:display-r-square="false" svg:x="2.487cm" svg:y="1.614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velocity.A1:velocity.A7</svg:desc>
                </draw:g>
              </table:table-cell>
              <table:table-cell office:value-type="float" office:value="0.315">
                <text:p>0.315</text:p>
                <draw:g>
                  <svg:desc>velocity.B1:velocity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76cm" svg:y="0.316cm" chart:style-name="ch2">
          <text:p>Second</text:p>
        </chart:title>
        <chart:legend chart:legend-position="end" svg:x="11.904cm" svg:y="3.952cm" style:legend-expansion="high" chart:style-name="ch3"/>
        <chart:plot-area chart:style-name="ch4" table:cell-range-address="velocity.A12:velocity.B16" svg:x="0.32cm" svg:y="1.275cm" svg:width="11.264cm" svg:height="7.545cm">
          <chartooo:coordinate-region svg:x="1.047cm" svg:y="1.475cm" svg:width="10.29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y.B12:velocity.B16" chart:class="chart:scatter">
            <chart:domain table:cell-range-address="velocity.A12:velocity.A16"/>
            <chart:regression-curve chart:style-name="ch8">
              <chart:equation chart:display-equation="true" chart:display-r-square="false" svg:x="3.423cm" svg:y="1.927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velocity.A12:velocity.A16</svg:desc>
                </draw:g>
              </table:table-cell>
              <table:table-cell office:value-type="float" office:value="0.345">
                <text:p>0.345</text:p>
                <draw:g>
                  <svg:desc>velocity.B12:velocity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5">
                <text:p>0.9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Third</text:p>
        </chart:title>
        <chart:legend chart:legend-position="end" svg:x="11.904cm" svg:y="3.952cm" style:legend-expansion="high" chart:style-name="ch3"/>
        <chart:plot-area chart:style-name="ch4" table:cell-range-address="velocity.A19:velocity.B24" svg:x="0.32cm" svg:y="1.275cm" svg:width="11.264cm" svg:height="7.545cm">
          <chartooo:coordinate-region svg:x="1.047cm" svg:y="1.475cm" svg:width="10.29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elocity.B19:velocity.B24" chart:class="chart:scatter">
            <chart:domain table:cell-range-address="velocity.A19:velocity.A24"/>
            <chart:regression-curve chart:style-name="ch8">
              <chart:equation chart:display-equation="true" chart:display-r-square="false" svg:x="1.938cm" svg:y="2.892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velocity.A19:velocity.A24</svg:desc>
                </draw:g>
              </table:table-cell>
              <table:table-cell office:value-type="float" office:value="0.3">
                <text:p>0.3</text:p>
                <draw:g>
                  <svg:desc>velocity.B19:velocit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35cm" svg:height="7.624cm" xlink:href=".." xlink:type="simple" chart:class="chart:scatter" chart:column-mapping="0" chart:style-name="ch1">
        <chart:title svg:x="4.327cm" svg:y="0.288cm" chart:style-name="ch2">
          <text:p>Calibration of Velocity</text:p>
        </chart:title>
        <chart:subtitle svg:x="5.557cm" svg:y="0.688cm" chart:style-name="ch3">
          <text:p>white robot</text:p>
        </chart:subtitle>
        <chart:plot-area chart:style-name="ch4" table:cell-range-address="velocity.A1:velocity.B24" chart:data-source-has-labels="both" svg:x="0.26cm" svg:y="1.17cm" svg:width="12.608cm" svg:height="6.444cm">
          <chartooo:coordinate-region svg:x="0.987cm" svg:y="1.37cm" svg:width="11.641cm" svg:height="5.597cm"/>
          <chart:axis chart:dimension="x" chart:name="primary-x" chart:style-name="ch5" chartooo:axis-type="auto">
            <chart:categories table:cell-range-address="velocity.A2:velocity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elocity.B2:velocity.B24" chart:label-cell-address="velocity.B1:velocity.B1" chart:class="chart:scatter">
            <chart:domain table:cell-range-address="velocity.A2:velocity.A24"/>
            <chart:regression-curve chart:style-name="ch8">
              <chart:equation chart:display-equation="true" chart:display-r-square="false" svg:x="3.302cm" svg:y="2.338cm"/>
            </chart:regression-curve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315</text:p>
                <draw:g>
                  <svg:desc>velocity.B1:velocity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velocity.A2:velocity.A24</svg:desc>
                </draw:g>
              </table:table-cell>
              <table:table-cell office:value-type="float" office:value="0.2">
                <text:p>0.2</text:p>
                <draw:g>
                  <svg:desc>velocity.A2:velocity.A24</svg:desc>
                </draw:g>
              </table:table-cell>
              <table:table-cell office:value-type="float" office:value="0.315">
                <text:p>0.315</text:p>
                <draw:g>
                  <svg:desc>velocity.B2:velocity.B2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First</text:p>
        </chart:title>
        <chart:legend chart:legend-position="end" svg:x="11.904cm" svg:y="3.952cm" style:legend-expansion="high" chart:style-name="ch3"/>
        <chart:plot-area chart:style-name="ch4" table:cell-range-address="ball.A1:ball.B10" svg:x="0.32cm" svg:y="1.275cm" svg:width="11.264cm" svg:height="7.545cm">
          <chartooo:coordinate-region svg:x="1.047cm" svg:y="1.474cm" svg:width="10.29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all.B1:ball.B10" chart:class="chart:scatter">
            <chart:domain table:cell-range-address="ball.A1:ball.A10"/>
            <chart:regression-curve chart:style-name="ch8">
              <chart:equation chart:display-equation="true" chart:display-r-square="fals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6">
                <text:p>0.476</text:p>
                <draw:g>
                  <svg:desc>ball.A1:ball.A10</svg:desc>
                </draw:g>
              </table:table-cell>
              <table:table-cell office:value-type="float" office:value="0.57">
                <text:p>0.57</text:p>
                <draw:g>
                  <svg:desc>ball.B1:ball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7">
                <text:p>0.53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2">
                <text:p>0.67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5">
                <text:p>0.78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1">
                <text:p>0.85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3">
                <text:p>0.90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8">
                <text:p>0.93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32">
                <text:p>1.23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27">
                <text:p>1.327</text:p>
              </table:table-cell>
              <table:table-cell office:value-type="float" office:value="1.365">
                <text:p>1.3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